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SetOptimalHeights?language=Basic&amp;location=document" xlink:type="simple"/>
    </office:event-listeners>
  </office:scripts>
  <office:font-face-decls>
    <style:font-face style:name="Courier" svg:font-family="Courier" style:font-adornments="Standard" style:font-family-generic="modern" style:font-pitch="variable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88mm"/>
    </style:style>
    <style:style style:name="co2" style:family="table-column">
      <style:table-column-properties fo:break-before="auto" style:column-width="48.49mm"/>
    </style:style>
    <style:style style:name="co3" style:family="table-column">
      <style:table-column-properties fo:break-before="auto" style:column-width="25.52mm"/>
    </style:style>
    <style:style style:name="co4" style:family="table-column">
      <style:table-column-properties fo:break-before="auto" style:column-width="27.5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1mm"/>
    </style:style>
    <style:style style:name="co7" style:family="table-column">
      <style:table-column-properties fo:break-before="auto" style:column-width="54.1mm"/>
    </style:style>
    <style:style style:name="co8" style:family="table-column">
      <style:table-column-properties fo:break-before="auto" style:column-width="58.01mm"/>
    </style:style>
    <style:style style:name="co9" style:family="table-column">
      <style:table-column-properties fo:break-before="auto" style:column-width="56.14mm"/>
    </style:style>
    <style:style style:name="co10" style:family="table-column">
      <style:table-column-properties fo:break-before="auto" style:column-width="23.65mm"/>
    </style:style>
    <style:style style:name="co11" style:family="table-column">
      <style:table-column-properties fo:break-before="auto" style:column-width="29.4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header-columns>
          <table:table-column table:style-name="co1" table:default-cell-style-name="Default"/>
        </table:table-header-column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2"/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1002" table:default-cell-style-name="Default"/>
        <table:table-row table:style-name="ro1">
          <table:table-cell table:style-name="ce1" office:value-type="string" calcext:value-type="string">
            <text:p>Anre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Addresszusatz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Briefanrede</text:p>
          </table:table-cell>
          <table:table-cell table:style-name="ce1" office:value-type="string" calcext:value-type="string">
            <text:p>Briefanrede informell</text:p>
          </table:table-cell>
          <table:table-cell table:style-name="ce1" office:value-type="string" calcext:value-type="string">
            <text:p>Briefanrede Eltern</text:p>
          </table:table-cell>
          <table:table-cell table:style-name="ce1" office:value-type="string" calcext:value-type="string">
            <text:p>Briefanrede Schüler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table:number-columns-repeated="1002"/>
        </table:table-row>
        <table:table-header-rows>
          <table:table-row table:style-name="ro1">
            <table:table-cell table:style-name="SmalltalkCode" office:value-type="string" calcext:value-type="string">
              <text:p>me at: #addresses do: [ :row |</text:p>
            </table:table-cell>
            <table:table-cell table:number-columns-repeated="5"/>
            <table:table-cell table:style-name="Default" table:number-columns-repeated="2"/>
            <table:table-cell table:number-columns-repeated="1008"/>
          </table:table-row>
        </table:table-header-rows>
        <table:table-row table:style-name="ro1">
          <table:table-cell table:style-name="SmalltalkValue" office:value-type="string" calcext:value-type="string">
            <text:p>row@#salutation</text:p>
          </table:table-cell>
          <table:table-cell table:style-name="SmalltalkValue" office:value-type="string" calcext:value-type="string">
            <text:p>(row@#names) joinUsingLf</text:p>
          </table:table-cell>
          <table:table-cell table:style-name="SmalltalkValue" office:value-type="string" calcext:value-type="string">
            <text:p>row@#address</text:p>
          </table:table-cell>
          <table:table-cell table:style-name="SmalltalkValue" office:value-type="string" calcext:value-type="string">
            <text:p>row@#position</text:p>
          </table:table-cell>
          <table:table-cell table:style-name="SmalltalkValue" office:value-type="string" calcext:value-type="string">
            <text:p>row@#zip</text:p>
          </table:table-cell>
          <table:table-cell table:style-name="SmalltalkValue" office:value-type="string" calcext:value-type="string">
            <text:p>row@#city</text:p>
          </table:table-cell>
          <table:table-cell table:style-name="SmalltalkValue" office:value-type="string" calcext:value-type="string">
            <text:p>row@#country</text:p>
          </table:table-cell>
          <table:table-cell table:style-name="SmalltalkValue" office:value-type="string" calcext:value-type="string">
            <text:p>row@#letterFormalSalutation</text:p>
          </table:table-cell>
          <table:table-cell table:style-name="SmalltalkValue" office:value-type="string" calcext:value-type="string">
            <text:p>row@#letterInformalSalutation</text:p>
          </table:table-cell>
          <table:table-cell table:style-name="SmalltalkValue" office:value-type="string" calcext:value-type="string">
            <text:p>row@#letterParentsSalutation</text:p>
          </table:table-cell>
          <table:table-cell table:style-name="SmalltalkValue" office:value-type="string" calcext:value-type="string">
            <text:p>row@#letterStudentSalutation</text:p>
          </table:table-cell>
          <table:table-cell table:style-name="SmalltalkValue" office:value-type="string" calcext:value-type="string">
            <text:p>row@#gender</text:p>
          </table:table-cell>
          <table:table-cell table:style-name="SmalltalkValue" office:value-type="string" calcext:value-type="string">
            <text:p>row@#firstName</text:p>
          </table:table-cell>
          <table:table-cell table:style-name="SmalltalkValue" office:value-type="string" calcext:value-type="string">
            <text:p>row@#lastName</text:p>
          </table:table-cell>
          <table:table-cell table:number-columns-repeated="1002"/>
        </table:table-row>
        <table:table-row table:style-name="ro1">
          <table:table-cell table:style-name="SmalltalkCode" office:value-type="string" calcext:value-type="string">
            <text:p>]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 table:number-rows-repeated="65512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5:Sheet1.A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adornments="Standard" style:font-family-generic="modern" style:font-pitch="variable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Arial Narrow" fo:font-family="'Arial Narrow'" style:font-style-name="Regular" style:font-family-generic="swiss" style:font-pitch="variable" fo:font-size="9pt" style:font-weight-asian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talkCode" style:family="table-cell" style:parent-style-name="Default">
      <style:table-cell-properties fo:background-color="#ff9966"/>
      <style:text-properties fo:color="#800000" style:font-name="Courier" fo:font-family="Courier" style:font-style-name="Standard" style:font-family-generic="modern" style:font-pitch="variable" style:font-weight-asian="normal" style:font-weight-complex="normal"/>
    </style:style>
    <style:style style:name="SmalltalkValue" style:family="table-cell" style:parent-style-name="SmalltalkCode">
      <style:table-cell-properties fo:background-color="#99ccff"/>
      <style:text-properties fo:color="#355e00"/>
    </style:style>
    <style:style style:name="SmalltalkLiteral" style:family="table-cell" style:parent-style-name="SmalltalkValue">
      <style:table-cell-properties fo:background-color="#99ccff"/>
      <style:text-properties fo:color="#280099"/>
    </style:style>
    <style:style style:name="Emphasis" style:family="table-cell" style:parent-style-name="Default">
      <style:table-cell-properties fo:background-color="#ccffff"/>
      <style:text-properties fo:font-weight="bold"/>
    </style:style>
    <style:style style:name="DateTimeFormat" style:family="table-cell" style:parent-style-name="Default" style:data-style-name="N10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Lesson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Lesson1" style:family="table-cell" style:parent-style-name="Lesson">
      <style:table-cell-properties fo:border-bottom="0.06pt solid #000000" fo:border-left="0.54pt solid #000000" fo:border-right="none" fo:border-top="none"/>
    </style:style>
    <style:style style:name="Lesson6" style:family="table-cell" style:parent-style-name="Lesson">
      <style:table-cell-properties fo:border-bottom="0.06pt solid #000000" fo:border-left="0.31pt solid #000000" fo:border-right="none" fo:border-top="none"/>
    </style:style>
    <style:style style:name="Lesson7" style:family="table-cell" style:parent-style-name="Lesson">
      <style:table-cell-properties fo:border-bottom="0.06pt solid #000000" fo:border-left="none" fo:border-right="0.31pt solid #000000" fo:border-top="none"/>
    </style:style>
    <style:style style:name="Room" style:family="table-cell" style:parent-style-name="Default">
      <style:table-cell-properties fo:border-bottom="0.06pt solid #000000" fo:border-left="none" fo:border-right="none" fo:border-top="none"/>
    </style:style>
    <style:style style:name="RoomRight" style:family="table-cell" style:parent-style-name="Room">
      <style:table-cell-properties fo:border-bottom="0.06pt solid #000000" fo:border-left="0.06pt solid #000000" fo:border-right="none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fo:background-color="transparent" style:print-page-order="ltr" style:scale-to-X="1" style:scale-to-Y="2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.00.0000</text:date>, <text:time style:data-style-name="N2" text:time-value="15:43:25.6594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MacOSX_X86_64 LibreOffice_project/a22f674fd25a3b6f45bdebf25400ed2adff0ff99</meta:generator>
    <meta:initial-creator>david</meta:initial-creator>
    <meta:creation-date>2007-07-19T21:20:20</meta:creation-date>
    <dc:date>2016-05-31T16:24:41.667799000</dc:date>
    <dc:language>en-AU</dc:language>
    <meta:editing-cycles>113</meta:editing-cycles>
    <meta:editing-duration>PT14H29S</meta:editing-duration>
    <dc:creator>Andreas Brodbeck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SetOptimalHeight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1"

dispatcher.executeDispatch(document, ".uno:GoToCell", "", 0, args1())

rem ----------------------------------------------------------------------
dispatcher.executeDispatch(document, ".uno:SelectAll", "", 0, Array())

rem ----------------------------------------------------------------------
dim args3(0) as new com.sun.star.beans.PropertyValue
args3(0).Name = "aExtraHeight"
args3(0).Value = 0

dispatcher.executeDispatch(document, ".uno:SetOptimalRowHeight", "", 0, args3())

dim args4(0) as new com.sun.star.beans.PropertyValue
args4(0).Name = "aExtraWidth"
args4(0).Value = 200

dispatcher.executeDispatch(document, ".uno:SetOptimalColumnWidth", "", 0, args4())

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